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B0000000BAD27F3F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roid Sans2" svg:font-family="'Droid Sans'" style:font-family-generic="swiss" style:font-pitch="variable"/>
    <style:font-face style:name="Droid Sans" svg:font-family="'Droid Sans'" style:font-adornments="Negrita" style:font-family-generic="swiss" style:font-pitch="variable"/>
    <style:font-face style:name="Droid Sans1"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20"/>
    <style:style style:name="P2" style:family="paragraph" style:parent-style-name="Text_20_body" style:list-style-name="L21"/>
    <style:style style:name="P3" style:family="paragraph" style:parent-style-name="Text_20_body" style:list-style-name="L22">
      <style:text-properties officeooo:rsid="0004bb65" officeooo:paragraph-rsid="0004bb65"/>
    </style:style>
    <style:style style:name="P4" style:family="paragraph" style:parent-style-name="Heading_20_3">
      <style:text-properties officeooo:rsid="0004bb65" officeooo:paragraph-rsid="0004bb65"/>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indent="0cm"/>
    </style:style>
    <style:style style:name="P7" style:family="paragraph">
      <style:paragraph-properties fo:margin-left="0cm" fo:margin-right="0cm" fo:margin-top="0cm" fo:margin-bottom="0cm" fo:line-height="100%" fo:text-indent="0cm"/>
      <style:text-properties fo:font-variant="normal" fo:text-transform="none" fo:color="#333333"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roid Sans2"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roid Sans2"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variant="normal" fo:text-transform="none" fo:color="#333333"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Droid Sans2"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Droid Sans2"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333333" style:text-outline="false" style:text-line-through-style="none" style:text-line-through-type="none" style:font-name="Droid Sans2"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333333" style:text-outline="false" style:text-line-through-style="none" style:text-line-through-type="none" style:font-name="Droid Sans2"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list-style-name="L23">
      <style:graphic-properties draw:stroke="solid" svg:stroke-width="0cm" svg:stroke-color="#111111" draw:marker-start="Square" draw:marker-start-width="0.199cm" draw:marker-start-center="false" draw:marker-end="Square" draw:marker-end-width="0.199cm" draw:marker-end-center="false" draw:fill="none" draw:fill-color="#b2b2b2"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list-style-name="L2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43cm" fo:padding-top="0.125cm" fo:padding-bottom="0.125cm" fo:padding-left="0.25cm" fo:padding-right="0.25cm" draw:shadow="hidden" draw:shadow-offset-x="0.199cm" draw:shadow-offset-y="0.199cm" draw:shadow-color="#808080" style:run-through="foreground"/>
    </style:style>
    <style:style style:name="gr5" style:family="graphic" style:list-style-name="L25">
      <style:graphic-properties draw:stroke="solid" svg:stroke-width="0cm" svg:stroke-color="#111111" draw:marker-start="Square" draw:marker-start-width="0.199cm" draw:marker-start-center="false" draw:marker-end="Square" draw:marker-end-width="0.199cm" draw:marker-end-center="false" draw:fill="solid" draw:fill-color="#11111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list-style-name="L26">
      <style:graphic-properties draw:stroke="solid" svg:stroke-width="0cm" svg:stroke-color="#111111"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list-style-name="L2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35cm" fo:padding-top="0.125cm" fo:padding-bottom="0.125cm" fo:padding-left="0.25cm" fo:padding-right="0.25cm" draw:shadow="hidden" draw:shadow-offset-x="0.199cm" draw:shadow-offset-y="0.199cm" draw:shadow-color="#808080" style:run-through="foreground"/>
    </style:style>
    <style:style style:name="gr8" style:family="graphic" style:list-style-name="L28">
      <style:graphic-properties draw:stroke="solid" svg:stroke-width="0cm" svg:stroke-color="#111111" draw:marker-start="" draw:marker-start-width="0.199cm" draw:marker-start-center="false" draw:marker-end="" draw:marker-end-width="0.199cm" draw:marker-end-center="false" draw:fill="solid" draw:fill-color="#99cc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list-style-name="L29">
      <style:graphic-properties draw:stroke="solid" svg:stroke-width="0cm" svg:stroke-color="#111111"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list-style-name="L3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34cm" fo:padding-top="0.125cm" fo:padding-bottom="0.125cm" fo:padding-left="0.25cm" fo:padding-right="0.25cm" draw:shadow="hidden" draw:shadow-offset-x="0.199cm" draw:shadow-offset-y="0.199cm" draw:shadow-color="#808080" style:run-through="foreground"/>
    </style:style>
    <style:style style:name="gr11" style:family="graphic" style:list-style-name="L31">
      <style:graphic-properties draw:stroke="solid" svg:stroke-width="0cm" svg:stroke-color="#111111" draw:marker-start="" draw:marker-start-width="0.199cm" draw:marker-start-center="false" draw:marker-end="" draw:marker-end-width="0.199cm" draw:marker-end-center="false" draw:fill="solid" draw:fill-color="#99cc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 style:family="graphic" style:list-style-name="L32">
      <style:graphic-properties draw:stroke="solid" svg:stroke-width="0.101cm" svg:stroke-color="#111111" draw:marker-start="" draw:marker-start-width="0.499cm" draw:marker-start-center="false" draw:marker-end="" draw:marker-end-width="0.499cm" draw:marker-end-center="false" draw:fill="none" draw:fill-color="#b2b2b2"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3" style:family="graphic" style:list-style-name="L33">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7cm" fo:padding-top="0.125cm" fo:padding-bottom="0.125cm" fo:padding-left="0.25cm" fo:padding-right="0.25cm" draw:shadow="hidden" draw:shadow-offset-x="0.199cm" draw:shadow-offset-y="0.199cm" draw:shadow-color="#808080" style:run-through="foreground"/>
    </style:style>
    <style:style style:name="gr14" style:family="graphic" style:list-style-name="L34">
      <style:graphic-properties draw:stroke="solid" svg:stroke-width="0cm" svg:stroke-color="#111111"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list-style-name="L35">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36cm" fo:padding-top="0.125cm" fo:padding-bottom="0.125cm" fo:padding-left="0.25cm" fo:padding-right="0.25cm" draw:shadow="hidden" draw:shadow-offset-x="0.199cm" draw:shadow-offset-y="0.199cm" draw:shadow-color="#808080" style:run-through="foreground"/>
    </style:style>
    <style:style style:name="gr16" style:family="graphic" style:list-style-name="L36">
      <style:graphic-properties draw:stroke="solid" svg:stroke-width="0cm" svg:stroke-color="#111111" draw:marker-start="" draw:marker-start-width="0.199cm" draw:marker-start-center="false" draw:marker-end="" draw:marker-end-width="0.199cm" draw:marker-end-center="false" draw:fill="solid" draw:fill-color="#99cc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list-style-name="L37">
      <style:graphic-properties draw:stroke="solid" svg:stroke-width="0cm" svg:stroke-color="#111111" draw:marker-start="Square" draw:marker-start-width="0.199cm" draw:marker-start-center="false" draw:marker-end="" draw:marker-end-width="0.199cm" draw:marker-end-center="false" draw:fill="none" draw:fill-color="#b2b2b2"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list-style-name="L38">
      <style:graphic-properties draw:stroke="solid" svg:stroke-width="0cm" svg:stroke-color="#111111" draw:marker-start="" draw:marker-start-width="0.199cm" draw:marker-start-center="false" draw:marker-end="Square" draw:marker-end-width="0.199cm" draw:marker-end-center="false" draw:fill="none" draw:fill-color="#b2b2b2"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list-style-name="L3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43cm" fo:padding-top="0.125cm" fo:padding-bottom="0.125cm" fo:padding-left="0.25cm" fo:padding-right="0.25cm" draw:shadow="hidden" draw:shadow-offset-x="0.199cm" draw:shadow-offset-y="0.199cm" draw:shadow-color="#808080" style:run-through="foreground"/>
    </style:style>
    <style:style style:name="gr20" style:family="graphic" style:list-style-name="L40">
      <style:graphic-properties draw:stroke="solid" svg:stroke-width="0cm" svg:stroke-color="#111111" draw:marker-start="Square_20_45" draw:marker-start-width="0.3cm" draw:marker-start-center="false" draw:marker-end="" draw:marker-end-width="0.199cm" draw:marker-end-center="false" draw:fill="none" draw:fill-color="#b2b2b2"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list-style-name="L41">
      <style:graphic-properties draw:stroke="solid" svg:stroke-width="0cm" svg:stroke-color="#111111" draw:marker-start="" draw:marker-start-width="0.199cm" draw:marker-start-center="false" draw:marker-end="Square_20_45" draw:marker-end-width="0.3cm" draw:marker-end-center="false" draw:fill="none" draw:fill-color="#b2b2b2"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list-style-name="L42">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45cm" fo:padding-top="0.125cm" fo:padding-bottom="0.125cm" fo:padding-left="0.25cm" fo:padding-right="0.25cm" draw:shadow="hidden" draw:shadow-offset-x="0.199cm" draw:shadow-offset-y="0.199cm" draw:shadow-color="#808080" style:run-through="foreground"/>
    </style:style>
    <style:style style:name="gr23" style:family="graphic" style:list-style-name="L43">
      <style:graphic-properties draw:stroke="solid" svg:stroke-width="0cm" svg:stroke-color="#111111" draw:marker-start="Square_20_45" draw:marker-start-width="0.3cm" draw:marker-start-center="false" draw:marker-end="Square_20_45" draw:marker-end-width="0.3cm" draw:marker-end-center="false" draw:fill="solid" draw:fill-color="#b2b2b2"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list-style-name="L44">
      <style:graphic-properties draw:stroke="none" svg:stroke-width="0cm" svg:stroke-color="#b2b2b2" draw:marker-start="" draw:marker-start-width="0.199cm" draw:marker-start-center="false" draw:marker-end="" draw:marker-end-width="0.199cm" draw:marker-end-center="false" draw:fill="none" draw:fill-color="#ffffff" draw:textarea-horizontal-align="justify" fo:min-height="0.245cm" fo:padding-top="0.125cm" fo:padding-bottom="0.125cm" fo:padding-left="0.25cm" fo:padding-right="0.25cm" draw:shadow="hidden" draw:shadow-offset-x="0.199cm" draw:shadow-offset-y="0.199cm" draw:shadow-color="#808080" style:run-through="foreground"/>
    </style:style>
    <style:style style:name="gr25" style:family="graphic" style:list-style-name="L45">
      <style:graphic-properties draw:stroke="solid" svg:stroke-width="0cm" svg:stroke-color="#111111"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list-style-name="L46">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35cm" fo:padding-top="0.125cm" fo:padding-bottom="0.125cm" fo:padding-left="0.25cm" fo:padding-right="0.25cm" draw:shadow="hidden" draw:shadow-offset-x="0.199cm" draw:shadow-offset-y="0.199cm" draw:shadow-color="#808080" style:run-through="foreground"/>
    </style:style>
    <style:style style:name="gr27" style:family="graphic" style:list-style-name="L47">
      <style:graphic-properties draw:stroke="solid" svg:stroke-width="0cm" svg:stroke-color="#111111" draw:marker-start="" draw:marker-start-width="0.199cm" draw:marker-start-center="false" draw:marker-end="" draw:marker-end-width="0.199cm" draw:marker-end-center="false" draw:fill="solid" draw:fill-color="#99cc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rme Semanal</text:h>
      <text:h text:style-name="Heading_20_2" text:outline-level="2">Semana 1: del 6 al 10 de marzo de 2017</text:h>
      <text:h text:style-name="Heading_20_3" text:outline-level="3">Tareas realizadas</text:h>
      <text:list xml:id="list5996635734613765881" text:style-name="L20">
        <text:list-item>
          <text:p text:style-name="P1">Recopilación de bibliografía adicional, sobre los equipos, entre ellas manuales de usuario, notas de aplicación y hojas de especificaciones. </text:p>
        </text:list-item>
        <text:list-item>
          <text:p text:style-name="P1">Recopilación bibliográfica sobre tópicos relativos al control de los equipos, como lo son las especificaciones <text:span text:style-name="T1">LXI (Lan eXtensions for Intrumentation</text:span>), el lenguaje de programación para control de equipos <text:span text:style-name="T1">SCPI (Standard Commands for Programmable Instruments)</text:span>.</text:p>
        </text:list-item>
        <text:list-item>
          <text:p text:style-name="P1">Lectura de la bibliografía, en especial sobre la medición de figura de ruido y la bibliografía suministrada por el fabricante de los equipos Keysight-Agilent 11713 y N2002. Se elaboró documentación sobre los equipos 11713 y N2002, además de documentos sobre el sistema de calibración de fuentes de ruido basado en el N2002 así como también sobre todo lo relativo con la medición de figura de ruido con el método del factor Y.</text:p>
        </text:list-item>
        <text:list-item>
          <text:p text:style-name="P1">Preparación de la PC de trabajo, instalación de software previsto necesario para la ejecución del proyecto.</text:p>
        </text:list-item>
      </text:list>
      <text:h text:style-name="Heading_20_3" text:outline-level="3">Documentos elaborados<text:tab/></text:h>
      <text:list xml:id="list7540390927928314300" text:style-name="L21">
        <text:list-item>
          <text:p text:style-name="P2">Notas sobre el equipo 11713.</text:p>
        </text:list-item>
        <text:list-item>
          <text:p text:style-name="P2">Notas sobre el equipo N2002A.</text:p>
        </text:list-item>
        <text:list-item>
          <text:p text:style-name="P2">Resumen sobre figura de ruido, su medición empleando el factor Y con el sistema propuesto de Keysight basado en el equipo 2N2002.<text:tab/></text:p>
        </text:list-item>
      </text:list>
      <text:h text:style-name="Heading_20_3" text:outline-level="3"><text:soft-page-break/>Esquema conceptual</text:h>
      <text:h text:style-name="P4" text:outline-level="3"><draw:g text:anchor-type="paragraph" draw:z-index="0" draw:style-name="gr1"><draw:line draw:style-name="gr2" draw:text-style-name="P5" svg:x1="6.179cm" svg:y1="2.288cm" svg:x2="8.408cm" svg:y2="2.288cm"><text:p/></draw:line><draw:g draw:style-name="gr3"><draw:frame draw:style-name="gr4" draw:text-style-name="P7" svg:width="1.322cm" svg:height="0.618cm" svg:x="6.558cm" svg:y="1.847cm"><draw:text-box><text:p text:style-name="P6"><text:span text:style-name="T2">GPIB</text:span></text:p></draw:text-box></draw:frame><draw:g draw:style-name="gr3"><draw:line draw:style-name="gr5" draw:text-style-name="P5" svg:x1="10.923cm" svg:y1="2.206cm" svg:x2="13.399cm" svg:y2="2.182cm"><text:p/></draw:line><draw:g draw:style-name="gr3"><draw:g draw:style-name="gr3"><draw:g draw:style-name="gr3"><draw:g draw:style-name="gr3"><draw:custom-shape draw:style-name="gr6" draw:text-style-name="P9" svg:width="2.543cm" svg:height="1.186cm" svg:x="8.383cm" svg:y="1.63cm"><text:p text:style-name="P8"><text:span text:style-name="T3">117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10" svg:width="4.846cm" svg:height="1.587cm" svg:x="7.286cm" svg:y="2.982cm"><draw:text-box><text:p text:style-name="P8"><text:span text:style-name="T4">Unidad de Control para Interruptores y Atenuadores</text:span></text:p></draw:text-box></draw:frame></draw:g><draw:custom-shape draw:style-name="gr8" draw:text-style-name="P11" svg:width="1.075cm" svg:height="0.468cm" svg:x="10.481cm" svg:y="1.37cm"><text:p text:style-name="P8"><text:span text:style-name="T5">HW-FW</text:span></text:p><draw:enhanced-geometry svg:viewBox="0 0 21600 21600" draw:type="rectangle" draw:enhanced-path="M 0 0 L 21600 0 21600 21600 0 21600 0 0 Z N"/></draw:custom-shape></draw:g><draw:g draw:style-name="gr3"><draw:g draw:style-name="gr3"><draw:custom-shape draw:style-name="gr9" draw:text-style-name="P9" svg:width="2.543cm" svg:height="1.184cm" svg:x="13.363cm" svg:y="1.55cm"><text:p text:style-name="P8"><text:span text:style-name="T3">N2002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10" svg:width="4.841cm" svg:height="1.585cm" svg:x="12.269cm" svg:y="2.903cm"><draw:text-box><text:p text:style-name="P8"><text:span text:style-name="T4">Banco de Aisladores y Atenuadores</text:span></text:p><text:p text:style-name="P8"><text:span text:style-name="T6">(Noise Source Test Set)</text:span></text:p></draw:text-box></draw:frame></draw:g><draw:custom-shape draw:style-name="gr11" draw:text-style-name="P11" svg:width="0.932cm" svg:height="0.459cm" svg:x="15.517cm" svg:y="1.37cm"><text:p text:style-name="P8"><text:span text:style-name="T5">HW</text:span></text:p><draw:enhanced-geometry svg:viewBox="0 0 21600 21600" draw:type="rectangle" draw:enhanced-path="M 0 0 L 21600 0 21600 21600 0 21600 0 0 Z N"/></draw:custom-shape></draw:g><draw:line draw:style-name="gr12" draw:text-style-name="P5" svg:x1="0.703cm" svg:y1="0.414cm" svg:x2="0.703cm" svg:y2="6.648cm"><text:p/></draw:line><draw:frame draw:style-name="gr13" draw:text-style-name="P12" svg:width="1.968cm" svg:height="1.008cm" svg:x="0.109cm" svg:y="6.613cm"><draw:text-box><text:p text:style-name="P6"><text:span text:style-name="T7">LAN</text:span></text:p></draw:text-box></draw:frame><draw:g draw:style-name="gr3"><draw:g draw:style-name="gr3"><draw:custom-shape draw:style-name="gr14" draw:text-style-name="P9" svg:width="2.537cm" svg:height="1.112cm" svg:x="8.613cm" svg:y="4.665cm"><text:p text:style-name="P8"><text:span text:style-name="T3">8975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 draw:text-style-name="P10" svg:width="4.844cm" svg:height="1.488cm" svg:x="7.516cm" svg:y="5.932cm"><draw:text-box><text:p text:style-name="P8"><text:span text:style-name="T4">Analizador de Figura de Ruido</text:span></text:p><text:p text:style-name="P8"><text:span text:style-name="T8">(NFA)</text:span></text:p></draw:text-box></draw:frame></draw:g><draw:custom-shape draw:style-name="gr16" draw:text-style-name="P11" svg:width="1.572cm" svg:height="0.468cm" svg:x="10.601cm" svg:y="4.494cm"><text:p text:style-name="P8"><text:span text:style-name="T5">HW-SW-FW</text:span></text:p><draw:enhanced-geometry svg:viewBox="0 0 21600 21600" draw:type="rectangle" draw:enhanced-path="M 0 0 L 21600 0 21600 21600 0 21600 0 0 Z N"/></draw:custom-shape></draw:g><draw:g draw:style-name="gr3"><draw:g draw:style-name="gr3"><draw:line draw:style-name="gr17" draw:text-style-name="P5" svg:x1="4.939cm" svg:y1="2.899cm" svg:x2="4.939cm" svg:y2="5.255cm"><text:p/></draw:line><draw:line draw:style-name="gr18" draw:text-style-name="P5" svg:x1="4.914cm" svg:y1="5.246cm" svg:x2="8.601cm" svg:y2="5.246cm"><text:p/></draw:line></draw:g><draw:frame draw:style-name="gr19" draw:text-style-name="P7" svg:width="1.322cm" svg:height="0.618cm" svg:x="6.163cm" svg:y="4.812cm"><draw:text-box><text:p text:style-name="P6"><text:span text:style-name="T2">GPIB</text:span></text:p></draw:text-box></draw:frame></draw:g><draw:g draw:style-name="gr3"><draw:g draw:style-name="gr3"><draw:line draw:style-name="gr20" draw:text-style-name="P5" svg:x1="0.73cm" svg:y1="0.712cm" svg:x2="9.113cm" svg:y2="0.712cm"><text:p/></draw:line><draw:line draw:style-name="gr21" draw:text-style-name="P5" svg:x1="9.131cm" svg:y1="0.71cm" svg:x2="9.131cm" svg:y2="1.615cm"><text:p/></draw:line></draw:g><draw:frame draw:style-name="gr22" draw:text-style-name="P7" svg:width="1.962cm" svg:height="0.618cm" svg:x="4.302cm" svg:y="0.259cm"><draw:text-box><text:p text:style-name="P6"><text:span text:style-name="T2">Ethernet</text:span></text:p></draw:text-box></draw:frame></draw:g><draw:g draw:style-name="gr3"><draw:line draw:style-name="gr23" draw:text-style-name="P5" svg:x1="3.594cm" svg:y1="2.292cm" svg:x2="0.694cm" svg:y2="2.292cm"><text:p/></draw:line><draw:frame draw:style-name="gr24" draw:text-style-name="P7" svg:width="1.968cm" svg:height="0.618cm" svg:x="1.338cm" svg:y="1.831cm"><draw:text-box><text:p text:style-name="P6"><text:span text:style-name="T2">Ethernet</text:span></text:p></draw:text-box></draw:frame></draw:g></draw:g><draw:g draw:style-name="gr3"><draw:g draw:style-name="gr3"><draw:custom-shape draw:style-name="gr25" draw:text-style-name="P9" svg:width="2.543cm" svg:height="1.11cm" svg:x="3.6cm" svg:y="1.762cm"><text:p text:style-name="P8"><text:span text:style-name="T3">E5810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6" draw:text-style-name="P10" svg:width="4.843cm" svg:height="1.486cm" svg:x="2.506cm" svg:y="3.03cm"><draw:text-box><text:p text:style-name="P8"><text:span text:style-name="T4">Puente LAN GPIB</text:span></text:p></draw:text-box></draw:frame></draw:g><draw:custom-shape draw:style-name="gr27" draw:text-style-name="P11" svg:width="1.511cm" svg:height="0.433cm" svg:x="5.686cm" svg:y="1.529cm"><text:p text:style-name="P8"><text:span text:style-name="T5">HW-SW-FW</text:span></text:p><draw:enhanced-geometry svg:viewBox="0 0 21600 21600" draw:type="rectangle" draw:enhanced-path="M 0 0 L 21600 0 21600 21600 0 21600 0 0 Z N"/></draw:custom-shape></draw:g></draw:g></draw:g></draw:g></draw:g>Sugerencias para el desarrollo del equipo.</text:h>
      <text:list xml:id="list6479228770329559210" text:style-name="L22">
        <text:list-item>
          <text:p text:style-name="P3">Emplear un MCU de 8 bits con capacidad de conexión a un bus USB en conjunto con controlador de Ethernet externo más los periféricos necesarios para control de puertos GPIB y Viking.</text:p>
        </text:list-item>
        <text:list-item>
          <text:p text:style-name="P3">Emplear un MCU de 32 bits con capacidad de conexión a un bus USB con controlador de Ethernet (de preferencia interno, de lo contrario externo) <text:s/>más los periféricos necesarios para control de puertos GPIB y Viking.</text:p>
        </text:list-item>
        <text:list-item>
          <text:p text:style-name="P3">Emplear una tarjeta de desarrollo, también conocidas como <text:span text:style-name="T1">Single Board Computer</text:span>, ya que estas dispone de buena parte de la funcionalidad que requiere el equipo a diseñar (capacidad de conexión ethernet, gpio y puertos USB). La ventaja aquí radica en que estas tarjetas ya vienen totalmente ensamblada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roid Sans2" svg:font-family="'Droid Sans'" style:font-family-generic="swiss" style:font-pitch="variable"/>
    <style:font-face style:name="Droid Sans" svg:font-family="'Droid Sans'" style:font-adornments="Negrita" style:font-family-generic="swiss" style:font-pitch="variable"/>
    <style:font-face style:name="Droid Sans1"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Square" svg:viewBox="0 0 10 10" svg:d="M0 0h10v10h-10z"/>
    <draw:marker draw:name="Square_20_45" draw:display-name="Square 45" svg:viewBox="0 0 1131 1131" svg:d="M0 564l564 567 567-567-567-564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style:contextual-spacing="false" fo:line-height="150%"/>
      <style:text-properties style:font-name="Droid Sans1" fo:font-family="'Droid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roid Sans" fo:font-family="'Droid Sans'" style:font-style-name="Negrita" style:font-family-generic="swiss"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Droid Sans" fo:font-family="'Droid Sans'" style:font-style-name="Negrita" style:font-family-generic="swiss" style:font-pitch="variable" fo:font-size="8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shadow="none">
        <style:background-image/>
      </style:paragraph-properties>
      <style:text-properties fo:color="#000000" style:font-name="Droid Sans" fo:font-family="'Droid Sans'" style:font-style-name="Negrita" style:font-family-generic="swiss" style:font-pitch="variable" fo:font-size="10pt" fo:font-weight="bold" style:font-size-asian="14pt" style:font-weight-asian="bold" style:font-size-complex="14pt"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07:18:29.416790167</meta:creation-date>
    <dc:date>2017-03-10T08:25:09.990201675</dc:date>
    <meta:editing-duration>PT52M54S</meta:editing-duration>
    <meta:editing-cycles>5</meta:editing-cycles>
    <meta:generator>LibreOffice/4.2.8.2$Linux_x86 LibreOffice_project/420m0$Build-2</meta:generator>
    <meta:document-statistic meta:table-count="0" meta:image-count="0" meta:object-count="0" meta:page-count="2" meta:paragraph-count="16" meta:word-count="322" meta:character-count="1977" meta:non-whitespace-character-count="1676"/>
  </office:meta>
</office:document-meta>
</file>